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fa54" officeooo:paragraph-rsid="0016fa54"/>
    </style:style>
    <style:style style:name="P2" style:family="paragraph" style:parent-style-name="Standard">
      <style:text-properties officeooo:paragraph-rsid="0016fa54"/>
    </style:style>
    <style:style style:name="T1" style:family="text">
      <style:text-properties officeooo:rsid="0016fa54"/>
    </style:style>
    <style:style style:name="T2" style:family="text">
      <style:text-properties fo:font-variant="normal" fo:text-transform="none" fo:color="#222222" style:font-name="sans-serif" fo:font-size="9.25pt" fo:letter-spacing="normal" fo:font-style="normal" fo:font-weight="bold"/>
    </style:style>
    <style:style style:name="T3" style:family="text">
      <style:text-properties fo:font-variant="normal" fo:text-transform="none" fo:color="#222222" style:font-name="sans-serif" fo:font-size="9.25pt" fo:letter-spacing="normal" fo:font-style="normal" fo:font-weight="bold" officeooo:rsid="0016fa54"/>
    </style:style>
    <style:style style:name="T4" style:family="text">
      <style:text-properties fo:font-variant="normal" fo:text-transform="none" fo:color="#222222" style:font-name="sans-serif" fo:font-size="9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istor A: Brown black yellow gold</text:p>
      <text:p text:style-name="P1">Brown: 1</text:p>
      <text:p text:style-name="P1">Black: 0</text:p>
      <text:p text:style-name="P1">Yellow: 4</text:p>
      <text:p text:style-name="P1">Gold: <text:span text:style-name="T4">±</text:span><text:span text:style-name="T2">5%</text:span></text:p>
      <text:p text:style-name="P2"><text:span text:style-name="T1">Total: 100 k</text:span><text:span text:style-name="T2">Ω </text:span><text:span text:style-name="T4">±</text:span><text:span text:style-name="T3">5%</text:span></text:p>
      <text:p text:style-name="P2"><text:span text:style-name="T3"/></text:p>
      <text:p text:style-name="P1">Resistor B: Brown red brown gold</text:p>
      <text:p text:style-name="P1">Brown: 1</text:p>
      <text:p text:style-name="P1">Red: 3</text:p>
      <text:p text:style-name="P1">Brown: 1</text:p>
      <text:p text:style-name="P1">Gold: <text:span text:style-name="T4">±</text:span><text:span text:style-name="T2">5%</text:span></text:p>
      <text:p text:style-name="P1">Total: 130 <text:span text:style-name="T2">Ω </text:span><text:span text:style-name="T4">±</text:span><text:span text:style-name="T2">5%</text:span></text:p>
      <text:p text:style-name="P1"><text:span text:style-name="T2"/></text:p>
      <text:p text:style-name="P1">Resistor C: Brown green yellow gold</text:p>
      <text:p text:style-name="P1">Brown: 1</text:p>
      <text:p text:style-name="P1">Green: 5</text:p>
      <text:p text:style-name="P1">Yellow: 4</text:p>
      <text:p text:style-name="P1">Gold: <text:span text:style-name="T4">±</text:span><text:span text:style-name="T2">5%</text:span></text:p>
      <text:p text:style-name="P1">Total: 150 k<text:span text:style-name="T2">Ω </text:span><text:span text:style-name="T4">±</text:span><text:span text:style-name="T2">5%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9:14.170460453</meta:creation-date>
    <dc:date>2018-01-25T11:07:46.894518262</dc:date>
    <meta:editing-duration>PT8M36S</meta:editing-duration>
    <meta:editing-cycles>1</meta:editing-cycles>
    <meta:document-statistic meta:table-count="0" meta:image-count="0" meta:object-count="0" meta:page-count="1" meta:paragraph-count="18" meta:word-count="54" meta:character-count="251" meta:non-whitespace-character-count="215"/>
    <meta:generator>LibreOffice/4.3.5.2$MacOSX_X86_64 LibreOffice_project/3a87456aaa6a95c63eea1c1b3201acedf0751bd5</meta:generator>
  </office:meta>
</office:document-meta>
</file>